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9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694.7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transparent" fo:wrap-option="wrap"/>
      <style:text-properties fo:color="#4c4c4c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color="#4c4c4c" style:font-name="Ubuntu" fo:font-size="12pt" style:font-name-asian="Ubuntu" style:font-size-asian="12pt" style:font-name-complex="Ubuntu" style:font-size-complex="12pt"/>
    </style:style>
    <style:style style:name="T1" style:family="text">
      <style:text-properties fo:color="#4c4c4c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2" table:default-cell-style-name="ce10"/>
        <table:table-column table:style-name="co2" table:default-cell-style-name="ce16"/>
        <table:table-column table:style-name="co3" table:default-cell-style-name="ce16"/>
        <table:table-column table:style-name="co4" table:default-cell-style-name="ce18"/>
        <table:table-column table:style-name="co2" table:number-columns-repeated="1018" table:default-cell-style-name="ce7"/>
        <table:table-row table:style-name="ro1">
          <table:table-cell table:style-name="ce6" office:value-type="string" calcext:value-type="string">
            <text:p>Item</text:p>
          </table:table-cell>
          <table:table-cell table:style-name="ce9" office:value-type="string" calcext:value-type="string">
            <text:p>No off</text:p>
          </table:table-cell>
          <table:table-cell table:style-name="ce9" office:value-type="string" calcext:value-type="string">
            <text:p>Units</text:p>
          </table:table-cell>
          <table:table-cell table:style-name="ce15" office:value-type="string" calcext:value-type="string">
            <text:p>cost ea.</text:p>
          </table:table-cell>
          <table:table-cell table:style-name="ce15" office:value-type="string" calcext:value-type="string">
            <text:p>Total</text:p>
          </table:table-cell>
          <table:table-cell table:style-name="ce17" office:value-type="string" calcext:value-type="string">
            <text:p>url</text:p>
          </table:table-cell>
          <table:table-cell table:style-name="ce6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schen Electrical Pneumatic Solenoid Valve 2V025-08 12VDC PT1/4 2/2 Way Normally Clo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</text:p>
          </table:table-cell>
          <table:table-cell office:value-type="currency" office:currency="GBP" office:value="7.99" calcext:value-type="currency">
            <text:p>£7.99</text:p>
          </table:table-cell>
          <table:table-cell table:formula="of:=[.B3]*[.D3]" office:value-type="currency" office:currency="GBP" office:value="47.94" calcext:value-type="currency">
            <text:p>£47.94</text:p>
          </table:table-cell>
          <table:table-cell office:value-type="string" calcext:value-type="string">
            <text:p><text:a xlink:href="https://www.amazon.co.uk/gp/product/B072ZY51W5" xlink:type="simple">https://www.amazon.co.uk/gp/product/B072ZY51W5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M 6mm x 4mm Pneumatic PU Hose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currency" office:currency="GBP" office:value="2.83" calcext:value-type="currency">
            <text:p>£2.83</text:p>
          </table:table-cell>
          <table:table-cell table:formula="of:=[.B4]*[.D4]" office:value-type="currency" office:currency="GBP" office:value="28.3" calcext:value-type="currency">
            <text:p>£28.30</text:p>
          </table:table-cell>
          <table:table-cell office:value-type="string" calcext:value-type="string">
            <text:p><text:a xlink:href="https://www.amazon.co.uk/gp/product/B008MO66FO" xlink:type="simple">https://www.amazon.co.uk/gp/product/B008MO66FO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neumatic Air 3 Way Quick Fittings Connector 6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</text:p>
          </table:table-cell>
          <table:table-cell office:value-type="currency" office:currency="GBP" office:value="2.6" calcext:value-type="currency">
            <text:p>£2.60</text:p>
          </table:table-cell>
          <table:table-cell table:formula="of:=[.B5]*[.D5]" office:value-type="currency" office:currency="GBP" office:value="13" calcext:value-type="currency">
            <text:p>£13.00</text:p>
          </table:table-cell>
          <table:table-cell office:value-type="string" calcext:value-type="string">
            <text:p><text:a xlink:href="https://www.amazon.co.uk/gp/product/B06X9J61VK" xlink:type="simple">https://www.amazon.co.uk/gp/product/B06X9J61VK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s Flowmeter,LZQ-7 Flowmeter 2-20L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GBP" office:value="13.69" calcext:value-type="currency">
            <text:p>£13.69</text:p>
          </table:table-cell>
          <table:table-cell table:formula="of:=[.B6]*[.D6]" office:value-type="currency" office:currency="GBP" office:value="13.69" calcext:value-type="currency">
            <text:p>£13.69</text:p>
          </table:table-cell>
          <table:table-cell table:style-name="ce19" office:value-type="string" calcext:value-type="string">
            <text:p><text:span text:style-name="T1">https://www.amazon.co.uk/gp/product/B07DVLK7DT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neumatic male stud fitting metric &amp; BSP tube inline push fit connector 6mm → 1/4” BS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office:value-type="currency" office:currency="GBP" office:value="2.02" calcext:value-type="currency">
            <text:p>£2.02</text:p>
          </table:table-cell>
          <table:table-cell table:formula="of:=[.B7]*[.D7]" office:value-type="currency" office:currency="GBP" office:value="24.24" calcext:value-type="currency">
            <text:p>£24.24</text:p>
          </table:table-cell>
          <table:table-cell office:value-type="string" calcext:value-type="string">
            <text:p><text:a xlink:href="https://www.ebay.co.uk/itm/Nylon-Pneumatic-MALE-STUD-FITTING-METRIC-BSP-tube-inline-push-fit-connector/321632323070" xlink:type="simple">https://www.ebay.co.uk/itm/Nylon-Pneumatic-MALE-STUD-FITTING-METRIC-BSP-tube-inline-push-fit-connector/321632323070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illable in Line Filter Housing for Reverse Osmosis RO Un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currency" office:currency="GBP" office:value="8.99" calcext:value-type="currency">
            <text:p>£8.99</text:p>
          </table:table-cell>
          <table:table-cell table:formula="of:=[.B8]*[.D8]" office:value-type="currency" office:currency="GBP" office:value="35.96" calcext:value-type="currency">
            <text:p>£35.96</text:p>
          </table:table-cell>
          <table:table-cell office:value-type="string" calcext:value-type="string">
            <text:p><text:a xlink:href="https://www.amazon.co.uk/gp/product/B01N7HTTLD" xlink:type="simple">https://www.amazon.co.uk/gp/product/B01N7HTTLD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olite 13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currency" office:currency="GBP" office:value="24.99" calcext:value-type="currency">
            <text:p>£24.99</text:p>
          </table:table-cell>
          <table:table-cell table:formula="of:=[.B9]*[.D9]" office:value-type="currency" office:currency="GBP" office:value="24.99" calcext:value-type="currency">
            <text:p>£24.99</text:p>
          </table:table-cell>
          <table:table-cell office:value-type="string" calcext:value-type="string">
            <text:p>https://brownell.co.uk/buyonline/desiccant-refills/1kg-molecular-sieves/1kg-13x-molecular-sieves.html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6mm push-fit val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GBP" office:value="3.65" calcext:value-type="currency">
            <text:p>£3.65</text:p>
          </table:table-cell>
          <table:table-cell table:formula="of:=[.B10]*[.D10]" office:value-type="currency" office:currency="GBP" office:value="3.65" calcext:value-type="currency">
            <text:p>£3.65</text:p>
          </table:table-cell>
          <table:table-cell office:value-type="string" calcext:value-type="string">
            <text:p><text:a xlink:href="https://www.ebay.co.uk/itm/6MM-PNEUMATIC-PUSH-IN-FITTING-JOINER-BALL-VALVE-HOSE-TUBE/151685272920" xlink:type="simple">https://www.ebay.co.uk/itm/6MM-PNEUMATIC-PUSH-IN-FITTING-JOINER-BALL-VALVE-HOSE-TUBE/151685272920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vated 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currency" office:currency="GBP" office:value="7.8" calcext:value-type="currency">
            <text:p>£7.80</text:p>
          </table:table-cell>
          <table:table-cell table:formula="of:=[.B11]*[.D11]" office:value-type="currency" office:currency="GBP" office:value="7.8" calcext:value-type="currency">
            <text:p>£7.80</text:p>
          </table:table-cell>
          <table:table-cell office:value-type="string" calcext:value-type="string">
            <text:p><text:a xlink:href="https://www.ebay.co.uk/itm/Activated-Carbon-1kg-Small-Charcoal-Granules-Fish-Tank-Filter-Media-Aquariums/292284022845" xlink:type="simple">https://www.ebay.co.uk/itm/Activated-Carbon-1kg-Small-Charcoal-Granules-Fish-Tank-Filter-Media-Aquariums/292284022845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ica 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currency" office:currency="GBP" office:value="10.6" calcext:value-type="currency">
            <text:p>£10.60</text:p>
          </table:table-cell>
          <table:table-cell table:formula="of:=[.B12]*[.D12]" office:value-type="currency" office:currency="GBP" office:value="10.6" calcext:value-type="currency">
            <text:p>£10.60</text:p>
          </table:table-cell>
          <table:table-cell office:value-type="string" calcext:value-type="string">
            <text:p>https://www.ebay.co.uk/itm/Silica-Gel-Desiccant-Granules-Beads-Self-Indicating-Loose-In-Resealable-Tubs/14189370515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20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otal:</text:p>
          </table:table-cell>
          <table:table-cell table:formula="of:=SUM([.E3:.E20])" office:value-type="currency" office:currency="GBP" office:value="210.17" calcext:value-type="currency">
            <text:p>£210.17</text:p>
          </table:table-cell>
          <table:table-cell office:value-type="string" calcext:value-type="string">
            <text:p>N.B. Bulk buying will reduce this considerably.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6:20:56.831837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7:09:26.352172435</meta:creation-date>
    <meta:generator>LibreOffice/6.0.7.3$Linux_X86_64 LibreOffice_project/00m0$Build-3</meta:generator>
    <dc:date>2020-03-31T16:21:27.795459805</dc:date>
    <meta:editing-duration>PT13M52S</meta:editing-duration>
    <meta:editing-cycles>4</meta:editing-cycles>
    <meta:document-statistic meta:table-count="1" meta:cell-count="69" meta:object-count="0"/>
  </office:meta>
</office:document-meta>
</file>